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4b82" officeooo:paragraph-rsid="00064b82"/>
    </style:style>
    <style:style style:name="P2" style:family="paragraph" style:parent-style-name="Text_20_body">
      <style:text-properties officeooo:rsid="00064b82" officeooo:paragraph-rsid="00064b82"/>
    </style:style>
    <style:style style:name="P3" style:family="paragraph" style:parent-style-name="Text_20_body">
      <style:paragraph-properties fo:margin-left="0cm" fo:margin-right="0cm" fo:line-height="140%" fo:text-align="start" style:justify-single-word="false" fo:text-indent="0cm" style:auto-text-indent="false"/>
    </style:style>
    <style:style style:name="P4"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2pt" fo:font-style="normal" fo:font-weight="bold"/>
    </style:style>
    <style:style style:name="P5"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2pt" fo:font-style="normal" fo:font-weight="normal"/>
    </style:style>
    <style:style style:name="P6" style:family="paragraph" style:parent-style-name="Standard">
      <style:text-properties officeooo:paragraph-rsid="00064b82"/>
    </style:style>
    <style:style style:name="P7" style:family="paragraph" style:parent-style-name="Standard">
      <style:text-properties officeooo:rsid="00064b82" officeooo:paragraph-rsid="00064b82"/>
    </style:style>
    <style:style style:name="P8" style:family="paragraph" style:parent-style-name="Standard">
      <style:paragraph-properties fo:text-align="end" style:justify-single-word="false"/>
      <style:text-properties officeooo:rsid="00064b82" officeooo:paragraph-rsid="00064b82"/>
    </style:style>
    <style:style style:name="P9" style:family="paragraph" style:parent-style-name="Standard">
      <style:text-properties officeooo:rsid="00064b82" officeooo:paragraph-rsid="00096d06"/>
    </style:style>
    <style:style style:name="P10" style:family="paragraph" style:parent-style-name="Standard">
      <style:text-properties fo:color="#000000" loext:opacity="100%" style:font-name="Aptos" fo:font-size="12pt" officeooo:rsid="00064b82" officeooo:paragraph-rsid="00064b82"/>
    </style:style>
    <style:style style:name="P11"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096d06"/>
    </style:style>
    <style:style style:name="P12" style:family="paragraph" style:parent-style-name="Text_20_body" style:list-style-name="L1">
      <style:paragraph-properties fo:margin-left="0cm" fo:margin-right="0cm" fo:margin-top="0cm" fo:margin-bottom="0cm" style:contextual-spacing="false" fo:text-indent="0cm" style:auto-text-indent="false"/>
      <style:text-properties fo:color="#000000" loext:opacity="100%" style:font-name="Aptos" fo:font-size="12pt"/>
    </style:style>
    <style:style style:name="P13" style:family="paragraph" style:parent-style-name="Text_20_body" style:list-style-name="L1">
      <style:paragraph-properties fo:margin-left="0cm" fo:margin-right="0cm" fo:margin-top="0cm" fo:margin-bottom="0cm" style:contextual-spacing="false" fo:text-indent="0cm" style:auto-text-indent="false"/>
      <style:text-properties fo:color="#000000" loext:opacity="100%" style:font-name="Aptos" fo:font-size="12pt" officeooo:paragraph-rsid="00096d06"/>
    </style:style>
    <style:style style:name="P14" style:family="paragraph" style:parent-style-name="Text_20_body" style:list-style-name="L1">
      <style:paragraph-properties fo:margin-left="0cm" fo:margin-right="0cm" fo:text-indent="0cm" style:auto-text-indent="false"/>
      <style:text-properties fo:color="#000000" loext:opacity="100%" style:font-name="Aptos" fo:font-size="12pt" officeooo:paragraph-rsid="00096d06"/>
    </style:style>
    <style:style style:name="T1" style:family="text">
      <style:text-properties fo:font-variant="normal" fo:text-transform="none" fo:color="#000000" loext:opacity="100%" fo:font-size="12pt" fo:font-style="normal" fo:font-weight="bold"/>
    </style:style>
    <style:style style:name="T2" style:family="text">
      <style:text-properties fo:font-variant="normal" fo:text-transform="none" fo:color="#000000" loext:opacity="100%" fo:font-size="12pt" fo:font-style="normal" fo:font-weight="normal"/>
    </style:style>
    <style:style style:name="T3" style:family="text">
      <style:text-properties fo:font-variant="normal" fo:text-transform="none" fo:color="#000000" loext:opacity="100%" fo:font-size="42pt" fo:font-style="normal" fo:font-weight="normal"/>
    </style:style>
    <style:style style:name="T4" style:family="text">
      <style:text-properties fo:font-variant="normal" fo:text-transform="none" fo:color="#8a663f" loext:opacity="100%" fo:font-size="12pt" fo:font-style="normal" fo:font-weight="bold"/>
    </style:style>
    <style:style style:name="T5" style:family="text">
      <style:text-properties fo:color="#000000" loext:opacity="100%" style:font-name="Aptos" fo:font-size="12pt"/>
    </style:style>
    <style:style style:name="T6" style:family="text">
      <style:text-properties officeooo:rsid="00064b8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ane Turpin</text:p>
      <text:p text:style-name="P1">1 rue Jeanne d’Arc</text:p>
      <text:p text:style-name="P1">72000 Le Mans</text:p>
      <text:p text:style-name="P1">07 81 58 52 59</text:p>
      <text:p text:style-name="P1">turpinyane@gmail.com</text:p>
      <text:p text:style-name="P1"/>
      <text:p text:style-name="P8">À l'attention du service des admissions</text:p>
      <text:p text:style-name="P8">ESIEA</text:p>
      <text:p text:style-name="P8">74 bis Av. Maurice Thorez, 94200 Ivry-sur-Seine</text:p>
      <text:p text:style-name="P8">Janvier 2025</text:p>
      <text:p text:style-name="P1"/>
      <text:p text:style-name="P1">Objet : Candidature pour une admission à l’ESIEA</text:p>
      <text:p text:style-name="P1"/>
      <text:p text:style-name="P1">Madame, Monsieur,</text:p>
      <text:p text:style-name="P1"/>
      <text:p text:style-name="P1">Actuellement en deuxième année de BTS CIEL (Cybersécurité, Informatique et réseaux, Electronique spécialité optionA). Je souhaite intégrer l’ESIEA, une école réputée pour son excellence dans les domaines de l’informatique et des technologies numériques.</text:p>
      <text:p text:style-name="P1"/>
      <text:list text:style-name="L1">
        <text:list-item>
          <text:p text:style-name="P13">Je suis venu aux PO, je me suis renseigné</text:p>
        </text:list-item>
      </text:list>
      <text:p text:style-name="P1">En effet, après de nombreuses recherches votre école m’apparaît comme le meilleur choix pour ma poursuite d’études me reconnaissant entièrement dans vos valeurs et votre méthode d’apprentissage qui alimente la curiosité, accompagne dans l'entrepreneuriat et offre une ouverture sur le monde de part ses échanges et ses relations avec de nombreux établissements à l’étranger.</text:p>
      <text:p text:style-name="P1">Ma présence lors de vos portes ouvertes a également confirmé mon vif intérêt pour votre établissement. Les échanges enrichissants avec vos enseignants et étudiants, ainsi que la présentation des projets innovants comme le nouveau campus éco-responsable permettant d’envisager un développement à la fois sain et tourné vers la recherche et la prise</text:p>
      <text:p text:style-name="P9">de conscience écologique m’ont conforté dans mon choix. </text:p>
      <text:p text:style-name="P9"/>
      <text:list text:continue-numbering="true" text:style-name="L1">
        <text:list-item>
          <text:p text:style-name="P11"><text:span text:style-name="T5">Ce qui m'intéresse chez vous plus que chez les autres (majeures, alternance...)</text:span></text:p>
        </text:list-item>
      </text:list>
      <text:p text:style-name="P9">Ce qui m’attire particulièrement dans cette école, au-delà de la qualité de son enseignement, c’est la transparence qu’elle offre sur l’utilisation des ressources pour la formation des élèves. Savoir comment les fonds sont investis dans l'amélioration des infrastructures, la pédagogie et l’accompagnement des étudiants est un gage de sérieux et d’engagement envers la réussite de chacun.</text:p>
      <text:p text:style-name="P1">Cette approche me rassure et me motive encore plus à m’investir pleinement dans mon parcours, car je sais que chaque ressource mise à disposition est pensée pour optimiser notre apprentissage et notre insertion professionnelle.</text:p>
      <text:p text:style-name="P1"/>
      <text:list text:continue-numbering="true" text:style-name="L1">
        <text:list-item>
          <text:p text:style-name="P14">Ce qui fait que je serai un bon élève, même si je ne viens "que" d'un BTS, mon projet professionnel</text:p>
        </text:list-item>
      </text:list>
      <text:p text:style-name="P1">Passionné par l’informatique et ses applications et étant de nature très curieuse je sais que cette école me permettra de construire progressivement mon projet professionnel grâce à ses enseignements et ses rencontres avec des professionnels. Je suis donc très intéressé par l’alternance car elle me permettrait de découvrir concrètement le monde professionnel tout en poursuivant ma formation. Comme je n’ai pas encore un métier précis en tête, cette immersion en</text:p>
      <text:p text:style-name="P1">entreprise serait une opportunité précieuse pour mieux comprendre les différents secteurs et métiers, affiner mes choix et développer des compétences pratiques.</text:p>
      <text:p text:style-name="P1"><text:soft-page-break/>Je suis convaincu que l’expérience sur le terrain est essentielle pour construire un projet professionnel solide, et l’alternance me permettrait d’apprendre tout en appliquant directement mes connaissances. Je suis donc motivé à trouver une entreprise qui m’accompagnera dans cette démarche.</text:p>
      <text:p text:style-name="P1">L’ESIEA représente pour moi un environnement stimulant où je pourrais acquérir des compétences</text:p>
      <text:p text:style-name="P1">techniques pointues tout en développant une approche innovante et collaborative. Votre pédagogie</text:p>
      <text:p text:style-name="P1">orientée sur les projets concrets et votre ouverture à l’international correspondent parfaitement à mes aspirations académiques et professionnelles.</text:p>
      <text:p text:style-name="P1">Je suis convaincu que mon engagement, ma motivation et ma passion pour les technologies numériques me permettront de m’épanouir pleinement au sein de votre école et de contribuer à sa dynamique.</text:p>
      <text:p text:style-name="P1">Dans l’attente de pouvoir échanger avec vous, je reste à votre disposition pour tout complément</text:p>
      <text:p text:style-name="P1">d’information ou entretien.</text:p>
      <text:p text:style-name="P1">Je vous remercie par avance pour l’attention que vous porterez à ma candidature et vous prie d’agréer,</text:p>
      <text:p text:style-name="P1">Madame, Monsieur, l’expression de mes salutations distinguées.</text:p>
      <text:p text:style-name="P1"/>
      <text:p text:style-name="P1"/>
      <text:p text:style-name="P6"><text:span text:style-name="T6">Yane Turpin</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0:39:35.659393299</meta:creation-date>
    <dc:date>2025-03-07T08:50:20.718390976</dc:date>
    <meta:editing-duration>PT20M36S</meta:editing-duration>
    <meta:editing-cycles>2</meta:editing-cycles>
    <meta:generator>LibreOffice/24.2.5.2$Linux_X86_64 LibreOffice_project/420$Build-2</meta:generator>
    <meta:document-statistic meta:table-count="0" meta:image-count="0" meta:object-count="0" meta:page-count="2" meta:paragraph-count="32" meta:word-count="571" meta:character-count="3855" meta:non-whitespace-character-count="3318"/>
  </office:meta>
</office:document-meta>
</file>